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3" style:family="graphic" style:parent-style-name="standard">
      <style:graphic-properties draw:marker-end="Arrow" draw:marker-end-width="0.2cm" draw:textarea-horizontal-align="center" draw:textarea-vertical-align="middle" draw:fit-to-size="shrink-to-fit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true" fo:min-height="1.45cm" fo:min-width="1.824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1.411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size="1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2cm" svg:height="12.01cm" svg:x="15.52cm" svg:y="2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8cm" svg:height="0.864cm" svg:x="7.72cm" svg:y="2.88cm">
          <text:p text:style-name="P1"><text:span text:style-name="T1">sce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.949cm" svg:height="0.864cm" svg:x="7.53cm" svg:y="5.156cm">
          <text:p text:style-name="P1"><text:span text:style-name="T1">frustum/l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01cm" svg:y1="3.744cm" svg:x2="9.004cm" svg:y2="5.156cm" draw:start-shape="id1" draw:start-glue-point="2" draw:end-shape="id2" draw:end-glue-point="0" svg:d="m9010 3744v707h-6v705" svg:viewBox="0 0 7 1413">
          <text:p/>
        </draw:connector>
        <draw:connector draw:style-name="gr4" draw:text-style-name="P1" draw:layer="layout" svg:x1="10.479cm" svg:y1="5.588cm" svg:x2="16.252cm" svg:y2="5.589cm" draw:start-shape="id2" draw:start-glue-point="1" draw:end-shape="id3" draw:end-glue-point="3" svg:d="m10479 5588h2887v1h2886" svg:viewBox="0 0 5774 2">
          <text:p/>
        </draw:connector>
        <draw:custom-shape draw:style-name="gr2" draw:text-style-name="P2" xml:id="id7" draw:id="id7" draw:layer="layout" svg:width="2.75cm" svg:height="0.864cm" svg:x="4.03cm" svg:y="12.59cm">
          <text:p text:style-name="P1"><text:span text:style-name="T1">prims/b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2.81cm" svg:height="0.864cm" svg:x="4cm" svg:y="7.785cm">
          <text:p text:style-name="P1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08cm" svg:x1="5.211cm" svg:y1="8.649cm" svg:x2="5.42cm" svg:y2="9.31cm" draw:end-shape="id4" draw:end-glue-point="0" svg:d="m5211 8649v0h209v661" svg:viewBox="0 0 210 662">
          <text:p/>
        </draw:connector>
        <draw:connector draw:style-name="gr3" draw:text-style-name="P1" draw:layer="layout" svg:x1="9.004cm" svg:y1="6.02cm" svg:x2="5.405cm" svg:y2="7.785cm" draw:start-shape="id2" draw:start-glue-point="2" draw:end-shape="id5" draw:end-glue-point="0" svg:d="m9004 6020v883h-3599v882" svg:viewBox="0 0 3600 1766">
          <text:p/>
        </draw:connector>
        <draw:custom-shape draw:style-name="gr2" draw:text-style-name="P2" xml:id="id4" draw:id="id4" draw:layer="layout" svg:width="2.78cm" svg:height="0.864cm" svg:x="4.03cm" svg:y="9.31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405cm" svg:y1="11.773cm" svg:x2="5.405cm" svg:y2="12.59cm" draw:start-shape="id6" draw:start-glue-point="2" draw:end-shape="id7" draw:end-glue-point="0" svg:d="m5405 11773v817" svg:viewBox="0 0 1 818">
          <text:p/>
        </draw:connector>
        <draw:connector draw:style-name="gr4" draw:text-style-name="P1" draw:layer="layout" svg:x1="22.8cm" svg:y1="4.306cm" svg:x2="22.091cm" svg:y2="9.55cm" draw:start-shape="id8" draw:start-glue-point="2" draw:end-shape="id9" draw:end-glue-point="1" svg:d="m22800 4306v5244h-709" svg:viewBox="0 0 710 5245">
          <text:p/>
        </draw:connector>
        <draw:connector draw:style-name="gr4" draw:text-style-name="P1" draw:layer="layout" svg:x1="20.623cm" svg:y1="5.991cm" svg:x2="20.623cm" svg:y2="6.669cm" draw:start-shape="id10" draw:start-glue-point="2" draw:end-shape="id11" draw:end-glue-point="0" svg:d="m20623 5991v678" svg:viewBox="0 0 1 679">
          <text:p/>
        </draw:connector>
        <draw:g xml:id="id11" draw:id="id11">
          <draw:custom-shape draw:style-name="gr5" draw:text-style-name="P3" draw:layer="layout" svg:width="2.324cm" svg:height="1.7cm" svg:x="19.428cm" svg:y="6.6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2.115cm" svg:height="0.886cm" svg:x="19.703cm" svg:y="6.734cm">
            <draw:text-box>
              <text:p text:style-name="P1"><text:span text:style-name="T2">Web Worker</text:span></text:p>
            </draw:text-box>
          </draw:frame>
          <draw:custom-shape draw:style-name="gr7" draw:text-style-name="P3" draw:layer="layout" svg:width="1.955cm" svg:height="0.798cm" svg:x="19.622cm" svg:y="7.384cm">
            <text:p text:style-name="P1"><text:span text:style-name="T3">Engi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10" draw:id="id10" draw:layer="layout" svg:width="2.94cm" svg:height="0.803cm" svg:x="19.153cm" svg:y="5.188cm">
          <text:p text:style-name="P1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3.334cm" svg:height="0.683cm" svg:x="16.356cm" svg:y="2.957cm">
          <draw:text-box>
            <text:p><text:span text:style-name="T4">Frustum Culling </text:span></text:p>
          </draw:text-box>
        </draw:frame>
        <draw:custom-shape draw:style-name="gr2" draw:text-style-name="P2" xml:id="id6" draw:id="id6" draw:layer="layout" svg:width="2.81cm" svg:height="0.864cm" svg:x="4cm" svg:y="10.909cm">
          <text:p text:style-name="P1"><text:span text:style-name="T1">sc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42cm" svg:y1="10.174cm" svg:x2="5.405cm" svg:y2="10.909cm" draw:start-shape="id4" draw:start-glue-point="2" draw:end-shape="id6" draw:end-glue-point="0" svg:d="m5420 10174v368h-15v367" svg:viewBox="0 0 16 736">
          <text:p/>
        </draw:connector>
        <draw:custom-shape draw:style-name="gr2" draw:text-style-name="P2" xml:id="id14" draw:id="id14" draw:layer="layout" svg:width="3.341cm" svg:height="0.9cm" svg:x="7.348cm" svg:y="12.59cm">
          <text:p text:style-name="P1"><text:span text:style-name="T1">prims/sp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9" draw:id="id19" draw:layer="layout" svg:width="2.81cm" svg:height="0.864cm" svg:x="7.599cm" svg:y="7.785cm">
          <text:p text:style-name="P1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08cm" svg:x1="8.81cm" svg:y1="8.649cm" svg:x2="9.019cm" svg:y2="9.31cm" draw:end-shape="id12" draw:end-glue-point="0" svg:d="m8810 8649v0h209v661" svg:viewBox="0 0 210 662">
          <text:p/>
        </draw:connector>
        <draw:custom-shape draw:style-name="gr2" draw:text-style-name="P2" xml:id="id12" draw:id="id12" draw:layer="layout" svg:width="2.78cm" svg:height="0.864cm" svg:x="7.629cm" svg:y="9.31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004cm" svg:y1="11.773cm" svg:x2="9.018cm" svg:y2="12.59cm" draw:start-shape="id13" draw:start-glue-point="2" draw:end-shape="id14" draw:end-glue-point="0" svg:d="m9004 11773v409h14v408" svg:viewBox="0 0 15 818">
          <text:p/>
        </draw:connector>
        <draw:custom-shape draw:style-name="gr2" draw:text-style-name="P2" xml:id="id13" draw:id="id13" draw:layer="layout" svg:width="2.81cm" svg:height="0.864cm" svg:x="7.599cm" svg:y="10.909cm">
          <text:p text:style-name="P1"><text:span text:style-name="T1">sc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9.019cm" svg:y1="10.174cm" svg:x2="9.004cm" svg:y2="10.909cm" draw:start-shape="id12" draw:start-glue-point="2" draw:end-shape="id13" draw:end-glue-point="0" svg:d="m9019 10174v368h-15v367" svg:viewBox="0 0 16 736">
          <text:p/>
        </draw:connector>
        <draw:custom-shape draw:style-name="gr2" draw:text-style-name="P2" xml:id="id17" draw:id="id17" draw:layer="layout" svg:width="3.341cm" svg:height="0.9cm" svg:x="11.125cm" svg:y="12.59cm">
          <text:p text:style-name="P1"><text:span text:style-name="T1">prims/teap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8" draw:id="id18" draw:layer="layout" svg:width="2.81cm" svg:height="0.864cm" svg:x="11.398cm" svg:y="7.785cm">
          <text:p text:style-name="P1"><text:span text:style-name="T1">materi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08cm" svg:x1="12.609cm" svg:y1="8.649cm" svg:x2="12.818cm" svg:y2="9.31cm" draw:end-shape="id15" draw:end-glue-point="0" svg:d="m12609 8649v0h209v661" svg:viewBox="0 0 210 662">
          <text:p/>
        </draw:connector>
        <draw:custom-shape draw:style-name="gr2" draw:text-style-name="P2" xml:id="id15" draw:id="id15" draw:layer="layout" svg:width="2.78cm" svg:height="0.864cm" svg:x="11.428cm" svg:y="9.31cm">
          <text:p text:style-name="P1"><text:span text:style-name="T1">transl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803cm" svg:y1="11.773cm" svg:x2="12.795cm" svg:y2="12.59cm" draw:start-shape="id16" draw:start-glue-point="2" draw:end-shape="id17" draw:end-glue-point="0" svg:d="m12803 11773v409h-8v408" svg:viewBox="0 0 9 818">
          <text:p/>
        </draw:connector>
        <draw:custom-shape draw:style-name="gr2" draw:text-style-name="P2" xml:id="id16" draw:id="id16" draw:layer="layout" svg:width="2.81cm" svg:height="0.864cm" svg:x="11.398cm" svg:y="10.909cm">
          <text:p text:style-name="P1"><text:span text:style-name="T1">sca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818cm" svg:y1="10.174cm" svg:x2="12.803cm" svg:y2="10.909cm" draw:start-shape="id15" draw:start-glue-point="2" draw:end-shape="id16" draw:end-glue-point="0" svg:d="m12818 10174v368h-15v367" svg:viewBox="0 0 16 736">
          <text:p/>
        </draw:connector>
        <draw:connector draw:style-name="gr3" draw:text-style-name="P1" draw:layer="layout" svg:x1="9.004cm" svg:y1="6.02cm" svg:x2="12.803cm" svg:y2="7.785cm" draw:start-shape="id2" draw:start-glue-point="2" draw:end-shape="id18" draw:end-glue-point="0" svg:d="m9004 6020v883h3799v882" svg:viewBox="0 0 3800 1766">
          <text:p/>
        </draw:connector>
        <draw:connector draw:style-name="gr3" draw:text-style-name="P1" draw:layer="layout" svg:x1="9.004cm" svg:y1="6.02cm" svg:x2="9.004cm" svg:y2="7.785cm" draw:start-shape="id2" draw:start-glue-point="2" draw:end-shape="id19" draw:end-glue-point="0" svg:d="m9004 6020v1765" svg:viewBox="0 0 1 1766">
          <text:p/>
        </draw:connector>
        <draw:custom-shape draw:style-name="gr2" draw:text-style-name="P3" xml:id="id8" draw:id="id8" draw:layer="layout" svg:width="2.94cm" svg:height="0.806cm" svg:x="21.33cm" svg:y="3.5cm">
          <text:p text:style-name="P1"><text:span text:style-name="T3">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0.621cm" svg:y1="9.952cm" svg:x2="20.62cm" svg:y2="10.63cm" draw:start-shape="id9" draw:start-glue-point="2" draw:end-shape="id20" draw:end-glue-point="0" svg:d="m20621 9952v339h-1v339" svg:viewBox="0 0 2 679">
          <text:p/>
        </draw:connector>
        <draw:g xml:id="id20" draw:id="id20">
          <draw:custom-shape draw:style-name="gr5" draw:text-style-name="P3" draw:layer="layout" svg:width="2.324cm" svg:height="1.7cm" svg:x="19.425cm" svg:y="10.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4" draw:layer="layout" svg:width="2.115cm" svg:height="0.886cm" svg:x="19.7cm" svg:y="10.695cm">
            <draw:text-box>
              <text:p text:style-name="P1"><text:span text:style-name="T2">Web Worker</text:span></text:p>
            </draw:text-box>
          </draw:frame>
          <draw:custom-shape draw:style-name="gr7" draw:text-style-name="P3" draw:layer="layout" svg:width="1.955cm" svg:height="0.798cm" svg:x="19.619cm" svg:y="11.345cm">
            <text:p text:style-name="P1"><text:span text:style-name="T3">Engin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3" xml:id="id9" draw:id="id9" draw:layer="layout" svg:width="2.94cm" svg:height="0.803cm" svg:x="19.151cm" svg:y="9.149cm">
          <text:p text:style-name="P1"><text:span text:style-name="T3">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1.678cm" svg:height="0.803cm" svg:x="16.252cm" svg:y="5.188cm">
          <text:p text:style-name="P1"><text:span text:style-name="T3">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1.678cm" svg:height="0.803cm" svg:x="16.251cm" svg:y="6.287cm">
          <text:p text:style-name="P1"><text:span text:style-name="T3">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153cm" svg:y1="5.589cm" svg:x2="17.93cm" svg:y2="5.589cm" draw:start-shape="id10" draw:start-glue-point="3" draw:end-shape="id3" draw:end-glue-point="1" svg:d="m19153 5589h-1223" svg:viewBox="0 0 1224 1">
          <text:p/>
        </draw:connector>
        <draw:connector draw:style-name="gr4" draw:text-style-name="P1" draw:layer="layout" draw:line-skew="0.138cm" svg:x1="19.153cm" svg:y1="5.589cm" svg:x2="17.929cm" svg:y2="6.688cm" draw:start-shape="id10" draw:start-glue-point="3" draw:end-shape="id21" draw:end-glue-point="1" svg:d="m19153 5589h-473v1099h-751" svg:viewBox="0 0 1225 1100">
          <text:p/>
        </draw:connector>
        <draw:connector draw:style-name="gr4" draw:text-style-name="P1" draw:layer="layout" svg:x1="22.8cm" svg:y1="4.306cm" svg:x2="22.093cm" svg:y2="5.589cm" draw:start-shape="id8" draw:start-glue-point="2" draw:end-shape="id10" draw:end-glue-point="1" svg:d="m22800 4306v1283h-707" svg:viewBox="0 0 708 1284">
          <text:p/>
        </draw:connector>
        <draw:custom-shape draw:style-name="gr9" draw:text-style-name="P1" draw:layer="layout" svg:width="0.2cm" svg:height="0.2cm" svg:x="17.007cm" svg:y="7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006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006cm" svg:y="8.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22" draw:id="id22" draw:layer="layout" svg:width="1.678cm" svg:height="0.803cm" svg:x="16.25cm" svg:y="9.142cm">
          <text:p text:style-name="P1"><text:span text:style-name="T3">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.678cm" svg:height="0.803cm" svg:x="16.249cm" svg:y="10.253cm">
          <text:p text:style-name="P1"><text:span text:style-name="T3">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4" draw:id="id24" draw:layer="layout" svg:width="1.678cm" svg:height="0.803cm" svg:x="16.227cm" svg:y="11.33cm">
          <text:p text:style-name="P1"><text:span text:style-name="T3">Bod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151cm" svg:y1="9.55cm" svg:x2="17.928cm" svg:y2="9.543cm" draw:start-shape="id9" draw:start-glue-point="3" draw:end-shape="id22" draw:end-glue-point="1" svg:d="m19151 9550h-611v-7h-612" svg:viewBox="0 0 1224 8">
          <text:p/>
        </draw:connector>
        <draw:connector draw:style-name="gr4" draw:text-style-name="P1" draw:layer="layout" draw:line-skew="0.271cm" svg:x1="19.151cm" svg:y1="9.55cm" svg:x2="17.927cm" svg:y2="10.654cm" draw:start-shape="id9" draw:start-glue-point="3" draw:end-shape="id23" draw:end-glue-point="1" svg:d="m19151 9550h-340v1104h-884" svg:viewBox="0 0 1225 1105">
          <text:p/>
        </draw:connector>
        <draw:connector draw:style-name="gr4" draw:text-style-name="P1" draw:layer="layout" draw:line-skew="0.031cm" svg:x1="19.151cm" svg:y1="9.55cm" svg:x2="17.905cm" svg:y2="11.731cm" draw:end-shape="id24" draw:end-glue-point="1" svg:d="m19151 9550h-341v2181h-905" svg:viewBox="0 0 1247 2182">
          <text:p/>
        </draw:connector>
        <draw:custom-shape draw:style-name="gr9" draw:text-style-name="P1" draw:layer="layout" svg:width="0.2cm" svg:height="0.2cm" svg:x="17.007cm" svg:y="12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006cm" svg:y="12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7.006cm" svg:y="13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0.2cm" svg:height="0.2cm" svg:x="20.507cm" svg:y="12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506cm" svg:y="12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20.506cm" svg:y="13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3-08-26T07:39:34</meta:creation-date>
    <dc:date>2013-09-09T22:39:42</dc:date>
    <dc:creator>lindsay </dc:creator>
    <meta:editing-duration>PT1H39S</meta:editing-duration>
    <meta:editing-cycles>8</meta:editing-cycles>
    <meta:generator>LibreOffice/3.5$Linux_X86_64 LibreOffice_project/350m1$Build-2</meta:generator>
    <meta:document-statistic meta:object-count="64"/>
  </office:meta>
</office:document-meta>
</file>